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8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ce2"/>
        <table:table-row table:style-name="ro1">
          <table:table-cell table:number-columns-repeated="3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table:style-name="Default" office:value-type="string">
            <text:p>A_mess</text:p>
          </table:table-cell>
          <table:table-cell table:style-name="Default" office:value-type="string">
            <text:p>A_th</text:p>
          </table:table-cell>
          <table:table-cell table:style-name="Default" office:value-type="string">
            <text:p>Verh_mess</text:p>
          </table:table-cell>
          <table:table-cell table:style-name="Default" office:value-type="string">
            <text:p>Verh_th</text:p>
          </table:table-cell>
          <table:table-cell table:style-name="Default" office:value-type="string">
            <text:p>F</text:p>
          </table:table-cell>
        </table:table-row>
        <table:table-row table:style-name="ro2">
          <table:table-cell/>
          <table:table-cell office:value-type="string">
            <text:p>Rechteck</text:p>
          </table:table-cell>
          <table:table-cell office:value-type="float" office:value="1">
            <text:p>1</text:p>
          </table:table-cell>
          <table:table-cell office:value-type="float" office:value="4280">
            <text:p>4280,0</text:p>
          </table:table-cell>
          <table:table-cell table:formula="of:=[.D3]" office:value-type="float" office:value="4280">
            <text:p>4280,0</text:p>
          </table:table-cell>
          <table:table-cell table:style-name="Default" table:formula="of:=[.D3]/4280" office:value-type="float" office:value="1">
            <text:p>1</text:p>
          </table:table-cell>
          <table:table-cell table:style-name="Default" table:formula="of:=[.E3]/4280" office:value-type="float" office:value="1">
            <text:p>1</text:p>
          </table:table-cell>
          <table:table-cell table:formula="of:=([.F3]/[.G3]-1)*100" office:value-type="float" office:value="0">
            <text:p>0,000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400">
            <text:p>1400,0</text:p>
          </table:table-cell>
          <table:table-cell table:formula="of:=4280/([.C5])" office:value-type="float" office:value="1426.66666666667">
            <text:p>1426,7</text:p>
          </table:table-cell>
          <table:table-cell table:formula="of:=[.D4]/4280" office:value-type="float" office:value="0.327102803738318">
            <text:p>0,327</text:p>
          </table:table-cell>
          <table:table-cell table:formula="of:=[.E4]/4280" office:value-type="float" office:value="0.333333333333333">
            <text:p>0,333</text:p>
          </table:table-cell>
          <table:table-cell table:formula="of:=([.F4]/[.G4]-1)*100" office:value-type="float" office:value="-1.86915887850468">
            <text:p>-1,869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912">
            <text:p>912,0</text:p>
          </table:table-cell>
          <table:table-cell table:formula="of:=4280/([.C7])" office:value-type="float" office:value="856">
            <text:p>856,0</text:p>
          </table:table-cell>
          <table:table-cell table:formula="of:=[.D5]/4280" office:value-type="float" office:value="0.213084112149533">
            <text:p>0,213</text:p>
          </table:table-cell>
          <table:table-cell table:formula="of:=[.E5]/4280" office:value-type="float" office:value="0.2">
            <text:p>0,200</text:p>
          </table:table-cell>
          <table:table-cell table:formula="of:=([.F5]/[.G5]-1)*100" office:value-type="float" office:value="6.54205607476635">
            <text:p>6,542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592">
            <text:p>592,0</text:p>
          </table:table-cell>
          <table:table-cell table:formula="of:=4280/([.C9])" office:value-type="float" office:value="611.428571428572">
            <text:p>611,4</text:p>
          </table:table-cell>
          <table:table-cell table:formula="of:=[.D6]/4280" office:value-type="float" office:value="0.138317757009346">
            <text:p>0,138</text:p>
          </table:table-cell>
          <table:table-cell table:formula="of:=[.E6]/4280" office:value-type="float" office:value="0.142857142857143">
            <text:p>0,143</text:p>
          </table:table-cell>
          <table:table-cell table:formula="of:=([.F6]/[.G6]-1)*100" office:value-type="float" office:value="-3.17757009345795">
            <text:p>-3,178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452">
            <text:p>452,0</text:p>
          </table:table-cell>
          <table:table-cell table:formula="of:=4280/([.C11])" office:value-type="float" office:value="475.555555555556">
            <text:p>475,6</text:p>
          </table:table-cell>
          <table:table-cell table:formula="of:=[.D7]/4280" office:value-type="float" office:value="0.105607476635514">
            <text:p>0,106</text:p>
          </table:table-cell>
          <table:table-cell table:formula="of:=[.E7]/4280" office:value-type="float" office:value="0.111111111111111">
            <text:p>0,111</text:p>
          </table:table-cell>
          <table:table-cell table:formula="of:=([.F7]/[.G7]-1)*100" office:value-type="float" office:value="-4.95327102803738">
            <text:p>-4,953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408">
            <text:p>408,0</text:p>
          </table:table-cell>
          <table:table-cell table:formula="of:=4280/([.C12])" office:value-type="float" office:value="428">
            <text:p>428,0</text:p>
          </table:table-cell>
          <table:table-cell table:formula="of:=[.D8]/4280" office:value-type="float" office:value="0.0953271028037383">
            <text:p>0,095</text:p>
          </table:table-cell>
          <table:table-cell table:formula="of:=[.E8]/4280" office:value-type="float" office:value="0.1">
            <text:p>0,100</text:p>
          </table:table-cell>
          <table:table-cell table:formula="of:=([.F8]/[.G8]-1)*100" office:value-type="float" office:value="-4.67289719626168">
            <text:p>-4,673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364">
            <text:p>364,0</text:p>
          </table:table-cell>
          <table:table-cell table:formula="of:=4280/13" office:value-type="float" office:value="329.230769230769">
            <text:p>329,2</text:p>
          </table:table-cell>
          <table:table-cell table:formula="of:=[.D9]/4280" office:value-type="float" office:value="0.0850467289719626">
            <text:p>0,085</text:p>
          </table:table-cell>
          <table:table-cell table:formula="of:=[.E9]/4280" office:value-type="float" office:value="0.0769230769230769">
            <text:p>0,077</text:p>
          </table:table-cell>
          <table:table-cell table:formula="of:=([.F9]/[.G9]-1)*100" office:value-type="float" office:value="10.5607476635514">
            <text:p>10,561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84">
            <text:p>284,0</text:p>
          </table:table-cell>
          <table:table-cell table:formula="of:=4280/15" office:value-type="float" office:value="285.333333333333">
            <text:p>285,3</text:p>
          </table:table-cell>
          <table:table-cell table:formula="of:=[.D10]/4280" office:value-type="float" office:value="0.0663551401869159">
            <text:p>0,066</text:p>
          </table:table-cell>
          <table:table-cell table:formula="of:=[.E10]/4280" office:value-type="float" office:value="0.0666666666666667">
            <text:p>0,067</text:p>
          </table:table-cell>
          <table:table-cell table:formula="of:=([.F10]/[.G10]-1)*100" office:value-type="float" office:value="-0.467289719626163">
            <text:p>-0,467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236">
            <text:p>236,0</text:p>
          </table:table-cell>
          <table:table-cell table:formula="of:=4280/17" office:value-type="float" office:value="251.764705882353">
            <text:p>251,8</text:p>
          </table:table-cell>
          <table:table-cell table:formula="of:=[.D11]/4280" office:value-type="float" office:value="0.0551401869158879">
            <text:p>0,055</text:p>
          </table:table-cell>
          <table:table-cell table:formula="of:=[.E11]/4280" office:value-type="float" office:value="0.0588235294117647">
            <text:p>0,059</text:p>
          </table:table-cell>
          <table:table-cell table:formula="of:=([.F11]/[.G11]-1)*100" office:value-type="float" office:value="-6.26168224299065">
            <text:p>-6,262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224">
            <text:p>224,0</text:p>
          </table:table-cell>
          <table:table-cell table:formula="of:=4280/19" office:value-type="float" office:value="225.263157894737">
            <text:p>225,3</text:p>
          </table:table-cell>
          <table:table-cell table:formula="of:=[.D12]/4280" office:value-type="float" office:value="0.0523364485981309">
            <text:p>0,052</text:p>
          </table:table-cell>
          <table:table-cell table:formula="of:=[.E12]/4280" office:value-type="float" office:value="0.0526315789473684">
            <text:p>0,053</text:p>
          </table:table-cell>
          <table:table-cell table:formula="of:=([.F12]/[.G12]-1)*100" office:value-type="float" office:value="-0.560747663551409">
            <text:p>-0,561</text:p>
          </table:table-cell>
        </table:table-row>
        <table:table-row table:style-name="ro2">
          <table:table-cell table:number-columns-repeated="3"/>
          <table:table-cell table:style-name="Default" table:number-columns-repeated="5"/>
        </table:table-row>
        <table:table-row table:style-name="ro2">
          <table:table-cell/>
          <table:table-cell office:value-type="string">
            <text:p>Sägezahn</text:p>
          </table:table-cell>
          <table:table-cell office:value-type="float" office:value="1">
            <text:p>1</text:p>
          </table:table-cell>
          <table:table-cell office:value-type="float" office:value="1740">
            <text:p>1740,0</text:p>
          </table:table-cell>
          <table:table-cell table:formula="of:=[.D14]" office:value-type="float" office:value="1740">
            <text:p>1740,0</text:p>
          </table:table-cell>
          <table:table-cell table:style-name="Default" table:formula="of:=[.D14]/1740" office:value-type="float" office:value="1">
            <text:p>1</text:p>
          </table:table-cell>
          <table:table-cell table:style-name="Default" table:formula="of:=[.E14]/1740" office:value-type="float" office:value="1">
            <text:p>1</text:p>
          </table:table-cell>
          <table:table-cell table:formula="of:=([.F14]/[.G14]-1)*100" office:value-type="float" office:value="0">
            <text:p>0,000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920">
            <text:p>920,0</text:p>
          </table:table-cell>
          <table:table-cell table:formula="of:=1740/[.C15]" office:value-type="float" office:value="870">
            <text:p>870,0</text:p>
          </table:table-cell>
          <table:table-cell table:formula="of:=[.D15]/1740" office:value-type="float" office:value="0.528735632183908">
            <text:p>0,529</text:p>
          </table:table-cell>
          <table:table-cell table:formula="of:=[.E15]/1740" office:value-type="float" office:value="0.5">
            <text:p>0,500</text:p>
          </table:table-cell>
          <table:table-cell table:formula="of:=([.F15]/[.G15]-1)*100" office:value-type="float" office:value="5.74712643678161">
            <text:p>5,747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620">
            <text:p>620,0</text:p>
          </table:table-cell>
          <table:table-cell table:formula="of:=1740/[.C16]" office:value-type="float" office:value="580">
            <text:p>580,0</text:p>
          </table:table-cell>
          <table:table-cell table:formula="of:=[.D16]/1740" office:value-type="float" office:value="0.35632183908046">
            <text:p>0,356</text:p>
          </table:table-cell>
          <table:table-cell table:formula="of:=[.E16]/1740" office:value-type="float" office:value="0.333333333333333">
            <text:p>0,333</text:p>
          </table:table-cell>
          <table:table-cell table:formula="of:=([.F16]/[.G16]-1)*100" office:value-type="float" office:value="6.89655172413795">
            <text:p>6,897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420">
            <text:p>420,0</text:p>
          </table:table-cell>
          <table:table-cell table:formula="of:=1740/[.C17]" office:value-type="float" office:value="435">
            <text:p>435,0</text:p>
          </table:table-cell>
          <table:table-cell table:formula="of:=[.D17]/1740" office:value-type="float" office:value="0.241379310344828">
            <text:p>0,241</text:p>
          </table:table-cell>
          <table:table-cell table:formula="of:=[.E17]/1740" office:value-type="float" office:value="0.25">
            <text:p>0,250</text:p>
          </table:table-cell>
          <table:table-cell table:formula="of:=([.F17]/[.G17]-1)*100" office:value-type="float" office:value="-3.44827586206896">
            <text:p>-3,448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74">
            <text:p>374,0</text:p>
          </table:table-cell>
          <table:table-cell table:formula="of:=1740/[.C18]" office:value-type="float" office:value="348">
            <text:p>348,0</text:p>
          </table:table-cell>
          <table:table-cell table:formula="of:=[.D18]/1740" office:value-type="float" office:value="0.214942528735632">
            <text:p>0,215</text:p>
          </table:table-cell>
          <table:table-cell table:formula="of:=[.E18]/1740" office:value-type="float" office:value="0.2">
            <text:p>0,200</text:p>
          </table:table-cell>
          <table:table-cell table:formula="of:=([.F18]/[.G18]-1)*100" office:value-type="float" office:value="7.47126436781609">
            <text:p>7,471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296">
            <text:p>296,0</text:p>
          </table:table-cell>
          <table:table-cell table:formula="of:=1740/[.C19]" office:value-type="float" office:value="290">
            <text:p>290,0</text:p>
          </table:table-cell>
          <table:table-cell table:formula="of:=[.D19]/1740" office:value-type="float" office:value="0.170114942528736">
            <text:p>0,170</text:p>
          </table:table-cell>
          <table:table-cell table:formula="of:=[.E19]/1740" office:value-type="float" office:value="0.166666666666667">
            <text:p>0,167</text:p>
          </table:table-cell>
          <table:table-cell table:formula="of:=([.F19]/[.G19]-1)*100" office:value-type="float" office:value="2.06896551724138">
            <text:p>2,069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256">
            <text:p>256,0</text:p>
          </table:table-cell>
          <table:table-cell table:formula="of:=1740/[.C20]" office:value-type="float" office:value="248.571428571429">
            <text:p>248,6</text:p>
          </table:table-cell>
          <table:table-cell table:formula="of:=[.D20]/1740" office:value-type="float" office:value="0.147126436781609">
            <text:p>0,147</text:p>
          </table:table-cell>
          <table:table-cell table:formula="of:=[.E20]/1740" office:value-type="float" office:value="0.142857142857143">
            <text:p>0,143</text:p>
          </table:table-cell>
          <table:table-cell table:formula="of:=([.F20]/[.G20]-1)*100" office:value-type="float" office:value="2.98850574712641">
            <text:p>2,989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232">
            <text:p>232,0</text:p>
          </table:table-cell>
          <table:table-cell table:formula="of:=1740/[.C21]" office:value-type="float" office:value="217.5">
            <text:p>217,5</text:p>
          </table:table-cell>
          <table:table-cell table:formula="of:=[.D21]/1740" office:value-type="float" office:value="0.133333333333333">
            <text:p>0,133</text:p>
          </table:table-cell>
          <table:table-cell table:formula="of:=[.E21]/1740" office:value-type="float" office:value="0.125">
            <text:p>0,125</text:p>
          </table:table-cell>
          <table:table-cell table:formula="of:=([.F21]/[.G21]-1)*100" office:value-type="float" office:value="6.66666666666667">
            <text:p>6,667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180">
            <text:p>180,0</text:p>
          </table:table-cell>
          <table:table-cell table:formula="of:=1740/[.C22]" office:value-type="float" office:value="193.333333333333">
            <text:p>193,3</text:p>
          </table:table-cell>
          <table:table-cell table:formula="of:=[.D22]/1740" office:value-type="float" office:value="0.103448275862069">
            <text:p>0,103</text:p>
          </table:table-cell>
          <table:table-cell table:formula="of:=[.E22]/1740" office:value-type="float" office:value="0.111111111111111">
            <text:p>0,111</text:p>
          </table:table-cell>
          <table:table-cell table:formula="of:=([.F22]/[.G22]-1)*100" office:value-type="float" office:value="-6.89655172413793">
            <text:p>-6,897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float" office:value="180">
            <text:p>180,0</text:p>
          </table:table-cell>
          <table:table-cell table:formula="of:=1740/[.C23]" office:value-type="float" office:value="174">
            <text:p>174,0</text:p>
          </table:table-cell>
          <table:table-cell table:formula="of:=[.D23]/1740" office:value-type="float" office:value="0.103448275862069">
            <text:p>0,103</text:p>
          </table:table-cell>
          <table:table-cell table:formula="of:=[.E23]/1740" office:value-type="float" office:value="0.1">
            <text:p>0,100</text:p>
          </table:table-cell>
          <table:table-cell table:formula="of:=([.F23]/[.G23]-1)*100" office:value-type="float" office:value="3.44827586206895">
            <text:p>3,448</text:p>
          </table:table-cell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office:value-type="string">
            <text:p>Dreieck</text:p>
          </table:table-cell>
          <table:table-cell office:value-type="float" office:value="1">
            <text:p>1</text:p>
          </table:table-cell>
          <table:table-cell office:value-type="float" office:value="2220">
            <text:p>2220,0</text:p>
          </table:table-cell>
          <table:table-cell table:formula="of:=[.D25]" office:value-type="float" office:value="2220">
            <text:p>2220,0</text:p>
          </table:table-cell>
          <table:table-cell table:style-name="Default" table:formula="of:=[.D25]/2220" office:value-type="float" office:value="1">
            <text:p>1</text:p>
          </table:table-cell>
          <table:table-cell table:style-name="Default" table:formula="of:=[.E25]/2220" office:value-type="float" office:value="1">
            <text:p>1</text:p>
          </table:table-cell>
          <table:table-cell table:formula="of:=([.F25]/[.G25]-1)*100" office:value-type="float" office:value="0">
            <text:p>0,000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260">
            <text:p>260,0</text:p>
          </table:table-cell>
          <table:table-cell table:formula="of:=2220/[.C27]^2" office:value-type="float" office:value="246.666666666667">
            <text:p>246,7</text:p>
          </table:table-cell>
          <table:table-cell table:formula="of:=[.D26]/2220" office:value-type="float" office:value="0.117117117117117">
            <text:p>0,117</text:p>
          </table:table-cell>
          <table:table-cell table:formula="of:=[.E26]/2220" office:value-type="float" office:value="0.111111111111111">
            <text:p>0,111</text:p>
          </table:table-cell>
          <table:table-cell table:formula="of:=([.F26]/[.G26]-1)*100" office:value-type="float" office:value="5.40540540540542">
            <text:p>5,405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96">
            <text:p>96,0</text:p>
          </table:table-cell>
          <table:table-cell table:formula="of:=2220/[.C29]^2" office:value-type="float" office:value="88.8">
            <text:p>88,8</text:p>
          </table:table-cell>
          <table:table-cell table:formula="of:=[.D27]/2220" office:value-type="float" office:value="0.0432432432432432">
            <text:p>0,043</text:p>
          </table:table-cell>
          <table:table-cell table:formula="of:=[.E27]/2220" office:value-type="float" office:value="0.04">
            <text:p>0,040</text:p>
          </table:table-cell>
          <table:table-cell table:formula="of:=([.F27]/[.G27]-1)*100" office:value-type="float" office:value="8.10810810810811">
            <text:p>8,108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40">
            <text:p>40,0</text:p>
          </table:table-cell>
          <table:table-cell table:formula="of:=2220/49" office:value-type="float" office:value="45.3061224489796">
            <text:p>45,3</text:p>
          </table:table-cell>
          <table:table-cell table:formula="of:=[.D28]/2220" office:value-type="float" office:value="0.018018018018018">
            <text:p>0,018</text:p>
          </table:table-cell>
          <table:table-cell table:formula="of:=[.E28]/2220" office:value-type="float" office:value="0.0204081632653061">
            <text:p>0,020</text:p>
          </table:table-cell>
          <table:table-cell table:formula="of:=([.F28]/[.G28]-1)*100" office:value-type="float" office:value="-11.7117117117117">
            <text:p>-11,712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23.8">
            <text:p>23,8</text:p>
          </table:table-cell>
          <table:table-cell table:formula="of:=2220/81" office:value-type="float" office:value="27.4074074074074">
            <text:p>27,4</text:p>
          </table:table-cell>
          <table:table-cell table:formula="of:=[.D29]/2220" office:value-type="float" office:value="0.0107207207207207">
            <text:p>0,011</text:p>
          </table:table-cell>
          <table:table-cell table:formula="of:=[.E29]/2220" office:value-type="float" office:value="0.0123456790123457">
            <text:p>0,012</text:p>
          </table:table-cell>
          <table:table-cell table:formula="of:=([.F29]/[.G29]-1)*100" office:value-type="float" office:value="-13.1621621621622">
            <text:p>-13,162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19.4">
            <text:p>19,4</text:p>
          </table:table-cell>
          <table:table-cell table:formula="of:=2220/121" office:value-type="float" office:value="18.3471074380165">
            <text:p>18,3</text:p>
          </table:table-cell>
          <table:table-cell table:formula="of:=[.D30]/2220" office:value-type="float" office:value="0.00873873873873874">
            <text:p>0,009</text:p>
          </table:table-cell>
          <table:table-cell table:formula="of:=[.E30]/2220" office:value-type="float" office:value="0.00826446280991736">
            <text:p>0,008</text:p>
          </table:table-cell>
          <table:table-cell table:formula="of:=([.F30]/[.G30]-1)*100" office:value-type="float" office:value="5.73873873873874">
            <text:p>5,73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5-27T18:00:47</meta:creation-date>
    <dc:date>2013-05-27T19:38:54</dc:date>
    <dc:creator>Diman </dc:creator>
    <meta:editing-duration>PT11M54S</meta:editing-duration>
    <meta:editing-cycles>2</meta:editing-cycles>
    <meta:generator>LibreOffice/3.5$Linux_x86 LibreOffice_project/350m1$Build-2</meta:generator>
    <meta:document-statistic meta:table-count="3" meta:cell-count="165" meta:object-count="0"/>
  </office:meta>
</office:document-meta>
</file>